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20pt" style:font-size-asian="20pt" style:font-size-complex="20pt"/>
    </style:style>
    <style:style style:name="ce1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5" office:value-type="string" calcext:value-type="string">
            <text:p>Only Cylinder</text:p>
          </table:table-cell>
          <table:table-cell/>
          <table:table-cell office:value-type="string" calcext:value-type="string">
            <text:p>Evaluation of Drag coefficient</text:p>
          </table:table-cell>
          <table:table-cell table:style-name="ce3"/>
          <table:table-cell/>
          <table:table-cell office:value-type="string" calcext:value-type="string">
            <text:p>Evaluation of Shedding frequency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80000" calcext:value-type="float">
            <text:p>80000</text:p>
          </table:table-cell>
          <table:table-cell table:number-columns-repeated="2" table:style-name="ce3" office:value-type="float" office:value="80000" calcext:value-type="float">
            <text:p>8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x 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y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ylinder radius</text:p>
          </table:table-cell>
          <table:table-cell table:formula="of:=[.B5]/80" office:value-type="float" office:value="10" calcext:value-type="float">
            <text:p>10</text:p>
          </table:table-cell>
          <table:table-cell table:formula="of:=[.C5]/80" office:value-type="float" office:value="10" calcext:value-type="float">
            <text:p>10</text:p>
          </table:table-cell>
          <table:table-cell table:formula="of:=[.D5]/80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max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ho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8" calcext:value-type="float">
            <text:p>0.1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_v</text:p>
          </table:table-cell>
          <table:table-cell table:formula="of:=[.B10]*[.B8]/2/[.B7]" office:value-type="float" office:value="0.0004375" calcext:value-type="float">
            <text:p>0.0004375</text:p>
          </table:table-cell>
          <table:table-cell table:formula="of:=[.C10]*[.C8]/2/[.C7]" office:value-type="float" office:value="0.00047" calcext:value-type="float">
            <text:p>0.00047</text:p>
          </table:table-cell>
          <table:table-cell table:formula="of:=[.D10]*[.D8]/2/[.D7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 table:number-rows-repeated="2">
          <table:table-cell table:style-name="ce1"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style-name="ce5" office:value-type="string" calcext:value-type="string">
            <text:p>With Flagella</text:p>
          </table:table-cell>
          <table:table-cell/>
          <table:table-cell office:value-type="string" calcext:value-type="string">
            <text:p>Evaluation of Angle</text:p>
          </table:table-cell>
          <table:table-cell/>
          <table:table-cell office:value-type="string" calcext:value-type="string">
            <text:p>Evaluation of drag/lift coefficient</text:p>
          </table:table-cell>
          <table:table-cell table:number-columns-repeated="2"/>
          <table:table-cell office:value-type="string" calcext:value-type="string">
            <text:p>Evaluation of shedding frequency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x 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y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ylinder radius</text:p>
          </table:table-cell>
          <table:table-cell table:formula="of:=[.B21]/80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max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ho_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r</text:p>
          </table:table-cell>
          <table:table-cell table:style-name="ce2" office:value-type="float" office:value="0.188" calcext:value-type="float">
            <text:p>0.1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_v</text:p>
          </table:table-cell>
          <table:table-cell table:formula="of:=[.B26]*[.B24]/2/[.B23]" office:value-type="float" office:value="0.00047" calcext:value-type="float">
            <text:p>0.0004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lagella pa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mega st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L_st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table:formula="of:=[.B31]*[.$B$7]*2" office:value-type="float" office:value="20" calcext:value-type="float">
            <text:p>20</text:p>
          </table:table-cell>
          <table:table-cell table:formula="of:=[.C31]*[.$B$7]*2" office:value-type="float" office:value="40" calcext:value-type="float">
            <text:p>40</text:p>
          </table:table-cell>
          <table:table-cell table:formula="of:=[.D31]*[.$B$7]*2" office:value-type="float" office:value="60" calcext:value-type="float">
            <text:p>60</text:p>
          </table:table-cell>
          <table:table-cell table:formula="of:=[.E31]*[.$B$7]*2" office:value-type="float" office:value="20" calcext:value-type="float">
            <text:p>20</text:p>
          </table:table-cell>
          <table:table-cell table:formula="of:=[.F31]*[.$B$7]*2" office:value-type="float" office:value="40" calcext:value-type="float">
            <text:p>40</text:p>
          </table:table-cell>
          <table:table-cell table:formula="of:=[.G31]*[.$B$7]*2" office:value-type="float" office:value="60" calcext:value-type="float">
            <text:p>60</text:p>
          </table:table-cell>
          <table:table-cell table:formula="of:=[.H31]*[.$B$7]*2" office:value-type="float" office:value="20" calcext:value-type="float">
            <text:p>20</text:p>
          </table:table-cell>
          <table:table-cell table:formula="of:=[.I31]*[.$B$7]*2" office:value-type="float" office:value="40" calcext:value-type="float">
            <text:p>40</text:p>
          </table:table-cell>
          <table:table-cell table:formula="of:=[.J31]*[.$B$7]*2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mass</text:p>
          </table:table-cell>
          <table:table-cell table:formula="of:=[.$B$9]*[.B31]*2*[.$B$7]" office:value-type="float" office:value="20" calcext:value-type="float">
            <text:p>20</text:p>
          </table:table-cell>
          <table:table-cell table:formula="of:=[.$B$9]*[.C31]*2*[.$B$7]" office:value-type="float" office:value="40" calcext:value-type="float">
            <text:p>40</text:p>
          </table:table-cell>
          <table:table-cell table:formula="of:=[.$B$9]*[.D31]*2*[.$B$7]" office:value-type="float" office:value="60" calcext:value-type="float">
            <text:p>60</text:p>
          </table:table-cell>
          <table:table-cell table:formula="of:=[.$B$9]*[.E31]*2*[.$B$7]" office:value-type="float" office:value="20" calcext:value-type="float">
            <text:p>20</text:p>
          </table:table-cell>
          <table:table-cell table:formula="of:=[.$B$9]*[.F31]*2*[.$B$7]" office:value-type="float" office:value="40" calcext:value-type="float">
            <text:p>40</text:p>
          </table:table-cell>
          <table:table-cell table:formula="of:=[.$B$9]*[.G31]*2*[.$B$7]" office:value-type="float" office:value="60" calcext:value-type="float">
            <text:p>60</text:p>
          </table:table-cell>
          <table:table-cell table:formula="of:=[.$B$9]*[.H31]*2*[.$B$7]" office:value-type="float" office:value="20" calcext:value-type="float">
            <text:p>20</text:p>
          </table:table-cell>
          <table:table-cell table:formula="of:=[.$B$9]*[.I31]*2*[.$B$7]" office:value-type="float" office:value="40" calcext:value-type="float">
            <text:p>40</text:p>
          </table:table-cell>
          <table:table-cell table:formula="of:=[.$B$9]*[.J31]*2*[.$B$7]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k_spring</text:p>
          </table:table-cell>
          <table:table-cell table:number-columns-repeated="3" office:value-type="string" calcext:value-type="string">
            <text:p>rigid</text:p>
          </table:table-cell>
          <table:table-cell table:formula="of:=12*(PI()*[.$B$11]/[.E30])*(PI()*[.$B$11]/[.E30])*([.E31]*2*[.$B$7])*([.E31]*2*[.$B$7])" office:value-type="float" office:value="0.00906769904350085" calcext:value-type="float">
            <text:p>0.009067699043501</text:p>
          </table:table-cell>
          <table:table-cell table:formula="of:=12*(PI()*[.$B$11]/[.F30])*(PI()*[.$B$11]/[.F30])*([.F31]*2*[.$B$7])*([.F31]*2*[.$B$7])" office:value-type="float" office:value="0.0362707961740034" calcext:value-type="float">
            <text:p>0.036270796174003</text:p>
          </table:table-cell>
          <table:table-cell table:formula="of:=12*(PI()*[.$B$11]/[.G30])*(PI()*[.$B$11]/[.G30])*([.G31]*2*[.$B$7])*([.G31]*2*[.$B$7])" office:value-type="float" office:value="0.0816092913915076" calcext:value-type="float">
            <text:p>0.081609291391508</text:p>
          </table:table-cell>
          <table:table-cell table:formula="of:=12*(PI()*[.$B$11]/[.H30])*(PI()*[.$B$11]/[.H30])*([.H31]*2*[.$B$7])*([.H31]*2*[.$B$7])" office:value-type="float" office:value="0.00145083184696014" calcext:value-type="float">
            <text:p>0.00145083184696</text:p>
          </table:table-cell>
          <table:table-cell table:formula="of:=12*(PI()*[.$B$11]/[.I30])*(PI()*[.$B$11]/[.I30])*([.I31]*2*[.$B$7])*([.I31]*2*[.$B$7])" office:value-type="float" office:value="0.00580332738784054" calcext:value-type="float">
            <text:p>0.005803327387841</text:p>
          </table:table-cell>
          <table:table-cell table:formula="of:=12*(PI()*[.$B$11]/[.J30])*(PI()*[.$B$11]/[.J30])*([.J31]*2*[.$B$7])*([.J31]*2*[.$B$7])" office:value-type="float" office:value="0.0130574866226412" calcext:value-type="float">
            <text:p>0.0130574866226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6:57:39.17421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14:57.825863692</meta:creation-date>
    <dc:date>2018-02-01T18:22:02.485422439</dc:date>
    <meta:editing-duration>PT47M40S</meta:editing-duration>
    <meta:editing-cycles>6</meta:editing-cycles>
    <meta:generator>LibreOffice/5.3.1.2$Linux_X86_64 LibreOffice_project/30m0$Build-2</meta:generator>
    <meta:document-statistic meta:table-count="1" meta:cell-count="111" meta:object-count="0"/>
  </office:meta>
</office:document-meta>
</file>